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244" officeooo:paragraph-rsid="0016d244"/>
    </style:style>
    <style:style style:name="P2" style:family="paragraph" style:parent-style-name="Standard">
      <style:text-properties officeooo:rsid="0017a304" officeooo:paragraph-rsid="0017a304"/>
    </style:style>
    <style:style style:name="P3" style:family="paragraph" style:parent-style-name="Standard">
      <style:text-properties officeooo:rsid="0017d412" officeooo:paragraph-rsid="0017d412"/>
    </style:style>
    <style:style style:name="P4" style:family="paragraph" style:parent-style-name="Standard">
      <style:text-properties fo:font-weight="bold" officeooo:rsid="0017d412" officeooo:paragraph-rsid="0017d41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6d244" officeooo:paragraph-rsid="0016d244"/>
    </style:style>
    <style:style style:name="P6" style:family="paragraph" style:parent-style-name="Standard">
      <style:text-properties fo:color="#dddddd" loext:opacity="100%" style:font-name="Consolas" fo:font-size="10.5pt" fo:font-style="italic" fo:font-weight="normal" officeooo:rsid="0017d412" officeooo:paragraph-rsid="0017d412" fo:background-color="#262626"/>
    </style:style>
    <style:style style:name="P7" style:family="paragraph" style:parent-style-name="Standard" style:list-style-name="L1">
      <style:text-properties officeooo:rsid="0016d244" officeooo:paragraph-rsid="0016d244"/>
    </style:style>
    <style:style style:name="P8" style:family="paragraph" style:parent-style-name="Standard" style:list-style-name="L1">
      <style:text-properties fo:language="zxx" fo:country="none" officeooo:rsid="0016d244" officeooo:paragraph-rsid="0016d244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officeooo:rsid="0017a304" officeooo:paragraph-rsid="0017a304"/>
    </style:style>
    <style:style style:name="P10" style:family="paragraph" style:parent-style-name="Standard" style:list-style-name="L3">
      <style:text-properties officeooo:rsid="0017d412" officeooo:paragraph-rsid="0017d412"/>
    </style:style>
    <style:style style:name="P11" style:family="paragraph" style:parent-style-name="Standard" style:list-style-name="L4">
      <style:text-properties officeooo:rsid="0017d412" officeooo:paragraph-rsid="0017d412"/>
    </style:style>
    <style:style style:name="P12" style:family="paragraph" style:parent-style-name="Standard">
      <style:text-properties officeooo:rsid="0017d412" officeooo:paragraph-rsid="0017d412"/>
    </style:style>
    <style:style style:name="P13" style:family="paragraph" style:parent-style-name="Standard">
      <style:text-properties officeooo:rsid="00188fa2" officeooo:paragraph-rsid="00188fa2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76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nativos: <text:span text:style-name="T1">number.</text:span></text:p>
      <text:p text:style-name="P1">No hay diferencia entre entero, decimal o de notación científica</text:p>
      <text:p text:style-name="P1">Indice de características particulares</text:p>
      <text:list xml:id="list4191573832" text:style-name="L1">
        <text:list-item>
          <text:p text:style-name="P7">Cambios de base</text:p>
        </text:list-item>
        <text:list-item>
          <text:p text:style-name="P7">Infinito y -infinito</text:p>
        </text:list-item>
        <text:list-item>
          <text:p text:style-name="P8">NaN</text:p>
        </text:list-item>
        <text:list-item>
          <text:p text:style-name="P7">Número como ob</text:p>
        </text:list-item>
        <text:list-item>
          <text:p text:style-name="P7">propiedades</text:p>
        </text:list-item>
        <text:list-item>
          <text:p text:style-name="P7">Métodos de propiedades</text:p>
        </text:list-item>
      </text:list>
      <text:p text:style-name="P1"/>
      <text:list xml:id="list120708445161036" text:continue-numbering="true" text:style-name="L1">
        <text:list-item>
          <text:p text:style-name="P7"><text:span text:style-name="T2">toFixed</text:span>(<text:span text:style-name="T2">num</text:span> decimales): cadena con el número específico de decimales indicados.</text:p>
        </text:list-item>
        <text:list-item>
          <text:p text:style-name="P7"><text:span text:style-name="T2">toPrecision</text:span>(<text:span text:style-name="T2">num</text:span> cifras): cadena que con el número especifico de cifras</text:p>
        </text:list-item>
        <text:list-item>
          <text:p text:style-name="P7"><text:span text:style-name="T2">toExponential</text:span>: cadena con el número redondeado a connotación científica</text:p>
        </text:list-item>
        <text:list-item>
          <text:p text:style-name="P7"><text:span text:style-name="T2">valueOf</text:span>: devuelve el valor primitivo de un objeto.</text:p>
        </text:list-item>
        <text:list-item>
          <text:p text:style-name="P7"><text:span text:style-name="T2">ToString</text:span>: devuelve la cadena de n número</text:p>
        </text:list-item>
        <text:list-item>
          <text:p text:style-name="P7"><text:span text:style-name="T2">toLocaleString</text:span>(): devuelve el número convertido al formato local.</text:p>
        </text:list-item>
      </text:list>
      <text:p text:style-name="P1"/>
      <text:list xml:id="list120709578843830" text:continue-numbering="true" text:style-name="L1">
        <text:list-item>
          <text:p text:style-name="P7"><text:span text:style-name="T2">IsNaN</text:span>(<text:span text:style-name="T2">num</text:span>):</text:p>
        </text:list-item>
        <text:list-item>
          <text:p text:style-name="P7"><text:span text:style-name="T2">isFinite</text:span>(<text:span text:style-name="T2">num</text:span>): devuelve si es finito o no</text:p>
        </text:list-item>
        <text:list-item>
          <text:p text:style-name="P7"><text:span text:style-name="T2">parseInti</text:span>(<text:span text:style-name="T2">num</text:span>): convierte el valor pasado a un número entero. Siempre que comience por un <text:s/>número hará la conversión.</text:p>
        </text:list-item>
        <text:list-item>
          <text:p text:style-name="P7"><text:span text:style-name="T2">parseFloat</text:span>(<text:span text:style-name="T2">num</text:span>): igual pero conservado los decimales.</text:p>
        </text:list-item>
      </text:list>
      <text:p text:style-name="P1"/>
      <text:p text:style-name="P1">Mirar métodos del <text:span text:style-name="T1">math.</text:span></text:p>
      <text:p text:style-name="P1"/>
      <text:p text:style-name="P1">-----------------------------------</text:p>
      <text:p text:style-name="P2"/>
      <text:p text:style-name="P2">Para obtener partes de la info del un ob Date</text:p>
      <text:list text:style-name="L2">
        <text:list-item>
          <text:p text:style-name="P9">get:</text:p>
          <text:list>
            <text:list-item>
              <text:p text:style-name="P9">getDay, getDate, getMonth, getFullYear, getHours, getminutes, getSecond</text:p>
            </text:list-item>
          </text:list>
        </text:list-item>
      </text:list>
      <text:p text:style-name="P2"/>
      <text:p text:style-name="P2">-----------------------------------</text:p>
      <text:p text:style-name="P2"/>
      <text:p text:style-name="P4">Manejo de errores</text:p>
      <text:p text:style-name="P3"><text:span text:style-name="T3">Error</text:span>: aplicación deja de funcionar</text:p>
      <text:p text:style-name="P3"><text:span text:style-name="T3">Excepción</text:span>: situación en alguna medida esperada que trata convenientemente</text:p>
      <text:p text:style-name="P3"><text:span text:style-name="T3">Advertencia</text:span>: advierte del error.</text:p>
      <text:p text:style-name="P3"/>
      <text:p text:style-name="P3">Objeto Error con dos propiedades</text:p>
      <text:list text:style-name="L3">
        <text:list-item>
          <text:p text:style-name="P10">Name</text:p>
        </text:list-item>
        <text:list-item>
          <text:p text:style-name="P10">Message</text:p>
        </text:list-item>
      </text:list>
      <text:p text:style-name="P3"/>
      <text:p text:style-name="P3">Métodos</text:p>
      <text:list text:style-name="L4">
        <text:list-item>
          <text:p text:style-name="P11">RangerError: el rango se va de límite</text:p>
        </text:list-item>
        <text:list-item>
          <text:p text:style-name="P11">ReferemceError: la referencia no existe</text:p>
        </text:list-item>
        <text:list-item>
          <text:p text:style-name="P11">SyntaxError: la sintaxis del texto está mal</text:p>
        </text:list-item>
        <text:list-item>
          <text:p text:style-name="P11">TypeError: el tipo es erróneo</text:p>
        </text:list-item>
        <text:list-item>
          <text:p text:style-name="P11">URIError: URL mal</text:p>
        </text:list-item>
        <text:list-item>
          <text:p text:style-name="P11">Crear el método de Error</text:p>
        </text:list-item>
      </text:list>
      <text:p text:style-name="P3"/>
      <text:p text:style-name="P3">-----------------------------------</text:p>
      <text:p text:style-name="P3"/>
      <text:p text:style-name="P4"><text:soft-page-break/>Objetos</text:p>
      <text:p text:style-name="P3">Un valor de memorial que se refiere mediante un identificador.</text:p>
      <text:p text:style-name="P3">--------------------</text:p>
      <text:p text:style-name="P6">Persona.prototype.fecha <text:s/><text:span text:style-name="T4">PARA PROTOTIPOS</text:span></text:p>
      <text:p text:style-name="P3">--------------------</text:p>
      <text:p text:style-name="P13">apply igual que call pero pasa los parámetros en forma de array</text:p>
      <text:p text:style-name="P13">--------------------</text:p>
      <text:p text:style-name="P13">cuando un objeto quiere heredar de otro sera asi:</text:p>
      <text:p text:style-name="P13">const user={</text:p>
      <text:p text:style-name="P13"><text:tab/>name:”pepe”,</text:p>
      <text:p text:style-name="P13"><text:tab/>role:”arquero”</text:p>
      <text:p text:style-name="P13">}</text:p>
      <text:p text:style-name="P13">const fullUser{</text:p>
      <text:p text:style-name="P13"><text:tab/>...user,</text:p>
      <text:p text:style-name="P13"><text:tab/>power: 65</text:p>
      <text:p text:style-name="P13">}</text:p>
      <text:p text:style-name="P13">Para hacer una copia se tendría que hacer con <text:s/>porque en el ejemplo anterior lo que cambies en user se cambiara en fullUser. Con el clon solo se cambiara en la que hayas cambiado</text:p>
      <text:p text:style-name="P13">----------------</text:p>
      <text:p text:style-name="P13"><text:s/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8:47:32.561000000</meta:creation-date>
    <dc:date>2023-11-10T12:07:07.732000000</dc:date>
    <meta:editing-duration>PT12H50M48S</meta:editing-duration>
    <meta:editing-cycles>5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59" meta:word-count="311" meta:character-count="2030" meta:non-whitespace-character-count="1795"/>
  </office:meta>
</office:document-meta>
</file>